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3a72a" officeooo:paragraph-rsid="0014945c"/>
    </style:style>
    <style:style style:name="P2" style:family="paragraph" style:parent-style-name="Standard">
      <style:paragraph-properties fo:line-height="150%"/>
      <style:text-properties officeooo:rsid="0014945c" officeooo:paragraph-rsid="0014945c"/>
    </style:style>
    <style:style style:name="P3" style:family="paragraph" style:parent-style-name="Standard">
      <style:paragraph-properties fo:line-height="150%"/>
      <style:text-properties officeooo:rsid="001648f7" officeooo:paragraph-rsid="001648f7"/>
    </style:style>
    <style:style style:name="P4" style:family="paragraph" style:parent-style-name="Standard" style:list-style-name="L1">
      <style:paragraph-properties fo:line-height="150%"/>
      <style:text-properties officeooo:rsid="00180deb" officeooo:paragraph-rsid="00180deb"/>
    </style:style>
    <style:style style:name="P5" style:family="paragraph" style:parent-style-name="Standard" style:list-style-name="L1">
      <style:paragraph-properties fo:line-height="150%"/>
      <style:text-properties officeooo:rsid="00187f0e" officeooo:paragraph-rsid="00187f0e"/>
    </style:style>
    <style:style style:name="P6" style:family="paragraph" style:parent-style-name="Standard" style:list-style-name="L1">
      <style:paragraph-properties fo:line-height="150%"/>
      <style:text-properties officeooo:rsid="001e69b3" officeooo:paragraph-rsid="001e69b3"/>
    </style:style>
    <style:style style:name="P7" style:family="paragraph" style:parent-style-name="Standard" style:list-style-name="L1">
      <style:paragraph-properties fo:line-height="150%"/>
      <style:text-properties officeooo:rsid="001edea4" officeooo:paragraph-rsid="001edea4"/>
    </style:style>
    <style:style style:name="T1" style:family="text">
      <style:text-properties officeooo:rsid="001648f7"/>
    </style:style>
    <style:style style:name="T2" style:family="text">
      <style:text-properties officeooo:rsid="00187f0e"/>
    </style:style>
    <style:style style:name="T3" style:family="text">
      <style:text-properties officeooo:rsid="001931b6"/>
    </style:style>
    <style:style style:name="T4" style:family="text">
      <style:text-properties officeooo:rsid="001adf18"/>
    </style:style>
    <style:style style:name="T5" style:family="text">
      <style:text-properties officeooo:rsid="001e69b3"/>
    </style:style>
    <style:style style:name="T6" style:family="text">
      <style:text-properties officeooo:rsid="00203333"/>
    </style:style>
    <style:style style:name="T7" style:family="text">
      <style:text-properties officeooo:rsid="0020d902"/>
    </style:style>
    <style:style style:name="T8" style:family="text">
      <style:text-properties officeooo:rsid="0022ec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нени<text:span text:style-name="T1">я</text:span> паттерна «Стратегия»:</text:p>
      <text:list text:style-name="L1">
        <text:list-item>
          <text:p text:style-name="P4"><text:span text:style-name="T5">Разные игровые режимы и их настройка</text:span>, допустим спавн игроков: в случайных местах, по точкам, в одном месте <text:span text:style-name="T2">и так далее, разные варианты определения окончания игры: по убийствам, по времени и так далее;</text:span></text:p>
        </text:list-item>
        <text:list-item>
          <text:p text:style-name="P5">Разные варианты инициализации игры: один вариант при запуске на ПК, <text:span text:style-name="T6">другой под А</text:span>ндроид, <text:span text:style-name="T6">третий под </text:span>IOS, <text:span text:style-name="T6">четвёртый под </text:span>WebGL <text:span text:style-name="T6">и так далее</text:span>. Разные варианты аутентификации: <text:span text:style-name="T6">гость</text:span>, <text:span text:style-name="T6">почта + пароль, </text:span>с помощью гугл аккаунта, с помощью фейсбук аккаунта и так далее. <text:span text:style-name="T6">Различные виды двухфакторной аутентификации: по номеру телефона, по коду из приложения и так далее;</text:span></text:p>
        </text:list-item>
        <text:list-item>
          <text:p text:style-name="P5">Разные алгоритмы для сохранения <text:span text:style-name="T6">игры</text:span> на ПК, <text:span text:style-name="T7">на т</text:span>елефонах и на консолях;</text:p>
        </text:list-item>
        <text:list-item>
          <text:p text:style-name="P6">Разные варианты отображения и сортировки игроков в лидерборде.</text:p>
        </text:list-item>
      </text:list>
      <text:p text:style-name="P2"/>
      <text:p text:style-name="P3">Применения паттерна «Шаблонный метод»:</text:p>
      <text:list text:continue-numbering="true" text:style-name="L1">
        <text:list-item text:start-value="1">
          <text:p text:style-name="P7">Шаблонный метод можно выделить для различных этапов <text:span text:style-name="T6">жизненого цикла</text:span> каких то объектов. Например если мы создаем дерево нодов для системы диалогов, мы можем объявить класс Nod<text:span text:style-name="T6">e и </text:span>внутри <text:span text:style-name="T6">него</text:span> реализовать шаблонные методы Initializ<text:span text:style-name="T6">e</text:span> и Execute, внутри которых будут лежать абстрактные методы OnInitialize и OnExecute <text:span text:style-name="T8">соответственно. Мы можем с ними </text:span>работать, не вмешиваясь и не ломая базовую логику класса Node.</text:p>
        </text:list-item>
        <text:list-item>
          <text:p text:style-name="P5"><text:span text:style-name="T3">Можно использовать в реализации пула объектов</text:span>. <text:span text:style-name="T4">Можно выделить и изменять методы</text:span><text:span text:style-name="T3"> на создание нового объекта, получение кешированного объекта из пула, возврат объекта в пул и уничтожение объекта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generator>LibreOffice/24.2.5.2$Linux_X86_64 LibreOffice_project/420$Build-2</meta:generator>
    <dc:date>2024-08-24T22:20:58.262274915</dc:date>
    <meta:editing-duration>PT14M48S</meta:editing-duration>
    <meta:editing-cycles>9</meta:editing-cycles>
    <meta:document-statistic meta:table-count="0" meta:image-count="0" meta:object-count="0" meta:page-count="1" meta:paragraph-count="8" meta:word-count="205" meta:character-count="1372" meta:non-whitespace-character-count="1181"/>
  </office:meta>
</office:document-meta>
</file>